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0DB000000ECE269143C9C6851D8.png" manifest:media-type="image/png"/>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77cm"/>
    </style:style>
    <style:style style:name="gr22" style:family="graphic" style:parent-style-name="standard">
      <style:graphic-properties draw:fill-color="#dddddd" draw:textarea-horizontal-align="justify" draw:textarea-vertical-align="middle" draw:auto-grow-height="false" fo:min-height="0.409cm" fo:min-width="4.645cm" fo:wrap-option="no-wrap"/>
    </style:style>
    <style:style style:name="gr23" style:family="graphic" style:parent-style-name="standard">
      <style:graphic-properties draw:stroke="none" svg:stroke-color="#000000" draw:fill="none" draw:fill-color="#ffffff" draw:auto-grow-height="true" draw:auto-grow-width="false" fo:max-height="0cm" fo:min-height="1.765cm"/>
    </style:style>
    <style:style style:name="gr24" style:family="graphic" style:parent-style-name="standard">
      <style:graphic-properties draw:fill-color="#dddddd" draw:textarea-horizontal-align="justify" draw:textarea-vertical-align="middle" draw:auto-grow-height="false" fo:min-height="0.545cm" fo:min-width="0.771cm"/>
    </style:style>
    <style:style style:name="gr25" style:family="graphic" style:parent-style-name="standard">
      <style:graphic-properties draw:stroke="none" svg:stroke-color="#000000" draw:fill="none" draw:fill-color="#ffffff" draw:auto-grow-height="true" draw:auto-grow-width="false" fo:max-height="0cm" fo:min-height="1.477cm"/>
    </style:style>
    <style:style style:name="gr26" style:family="graphic" style:parent-style-name="standard">
      <style:graphic-properties draw:fill-color="#ff3333" draw:textarea-horizontal-align="justify" draw:textarea-vertical-align="middle" draw:auto-grow-height="false" fo:min-height="0.003cm" fo:min-width="1.435cm"/>
    </style:style>
    <style:style style:name="gr27" style:family="graphic" style:parent-style-name="standard">
      <style:graphic-properties draw:fill-color="#ff3333" draw:textarea-horizontal-align="justify" draw:textarea-vertical-align="middle" draw:auto-grow-height="false" fo:min-height="0.003cm" fo:min-width="1.434cm"/>
    </style:style>
    <style:style style:name="gr28" style:family="graphic" style:parent-style-name="standard">
      <style:graphic-properties draw:fill-color="#dddddd" draw:textarea-horizontal-align="justify" draw:textarea-vertical-align="middle" draw:auto-grow-height="false" fo:min-height="1.02cm" fo:min-width="0.77cm"/>
    </style:style>
    <style:style style:name="gr29" style:family="graphic" style:parent-style-name="standard">
      <style:graphic-properties draw:fill-color="#ff9999" draw:textarea-horizontal-align="justify" draw:textarea-vertical-align="middle" draw:auto-grow-height="false" fo:min-height="0.258cm" fo:min-width="1.617cm"/>
    </style:style>
    <style:style style:name="gr30" style:family="graphic" style:parent-style-name="standard">
      <style:graphic-properties draw:fill-color="#ff9999" draw:textarea-horizontal-align="justify" draw:textarea-vertical-align="middle" draw:auto-grow-height="false" fo:min-height="0.258cm" fo:min-width="1.616cm"/>
    </style:style>
    <style:style style:name="gr31" style:family="graphic" style:parent-style-name="standard">
      <style:graphic-properties svg:stroke-width="0.081cm" svg:stroke-color="#ffffff" draw:marker-start-width="0.321cm" draw:marker-end-width="0.321cm" draw:fill="gradient" draw:fill-color="#ff3333" draw:fill-gradient-name="Gradient_20_2" draw:opacity-name="Transparency_20_1" draw:textarea-horizontal-align="justify" draw:textarea-vertical-align="middle" draw:auto-grow-height="false" fo:min-height="0.406cm" fo:min-width="0.406cm"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0.661cm"/>
    </style:style>
    <style:style style:name="gr33" style:family="graphic" style:parent-style-name="Object_20_with_20_no_20_fill_20_and_20_no_20_line">
      <style:graphic-properties draw:textarea-vertical-align="middle" draw:ole-draw-aspect="1"/>
    </style:style>
    <style:style style:name="gr34"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73cm" fo:min-width="24.9cm" fo:padding-top="0.134cm" fo:padding-bottom="0.134cm" fo:padding-left="0.259cm" fo:padding-right="0.259cm"/>
    </style:style>
    <style:style style:name="gr35"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36" style:family="graphic" style:parent-style-name="standard">
      <style:graphic-properties draw:textarea-horizontal-align="justify" draw:textarea-vertical-align="middle" draw:auto-grow-height="false" fo:min-height="0cm" fo:min-width="4.184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paragraph-properties fo:text-align="center"/>
    </style:style>
    <style:style style:name="P25" style:family="paragraph">
      <loext:graphic-properties draw:fill="gradient" draw:fill-color="#ff3333" draw:fill-gradient-name="Gradient_20_2" draw:opacity-name="Transparency_20_1"/>
      <style:paragraph-properties fo:text-align="center"/>
    </style:style>
    <style:style style:name="P26" style:family="paragraph">
      <loext:graphic-properties draw:fill="none" draw:fill-color="#ffffff"/>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Computin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 (Cluster)</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ap Stage</text:span></text:p>
          </draw:text-box>
        </draw:frame>
        <draw:frame draw:style-name="gr11" draw:text-style-name="P20" draw:layer="layout" svg:width="2.994cm" svg:height="1.927cm" svg:x="6.604cm" svg:y="9.23cm">
          <draw:text-box>
            <text:p text:style-name="P19"><text:span text:style-name="T7">Reduce Stag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ompute &amp; Store Nodes</text:span></text:p>
          </draw:text-box>
        </draw:frame>
        <draw:frame draw:style-name="gr21" draw:text-style-name="P20" draw:layer="layout" svg:width="4.272cm" svg:height="1.427cm" svg:x="5.334cm" svg:y="3.399cm">
          <draw:text-box>
            <text:p text:style-name="P19"><text:span text:style-name="T7">Compute &amp; Store Nodes</text:span></text:p>
          </draw:text-box>
        </draw:frame>
        <draw:frame draw:style-name="gr21" draw:text-style-name="P20" draw:layer="layout" svg:width="4.272cm" svg:height="1.427cm" svg:x="5.334cm" svg:y="7.209cm">
          <draw:text-box>
            <text:p text:style-name="P19"><text:span text:style-name="T7">Compute &amp; Store Node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MapReduce</text:span></text:p>
          </draw:text-box>
        </draw:frame>
        <draw:custom-shape draw:style-name="gr4" draw:text-style-name="P14" draw:layer="layout" svg:width="1.016cm" svg:height="0.508cm" svg:x="9.76cm" svg:y="10.539cm">
          <text:p/>
          <draw:enhanced-geometry svg:viewBox="0 0 21600 21600" draw:type="rectangle" draw:enhanced-path="M 0 0 L 21600 0 21600 21600 0 21600 0 0 Z N"/>
        </draw:custom-shape>
        <draw:custom-shape draw:style-name="gr4" draw:text-style-name="P14" draw:layer="layout" svg:width="1.016cm" svg:height="0.508cm" svg:x="11.03cm" svg:y="6.769cm">
          <text:p/>
          <draw:enhanced-geometry svg:viewBox="0 0 21600 21600" draw:type="rectangle" draw:enhanced-path="M 0 0 L 21600 0 21600 21600 0 21600 0 0 Z N"/>
        </draw:custom-shape>
        <draw:custom-shape draw:style-name="gr4" draw:text-style-name="P14" draw:layer="layout" svg:width="1.016cm" svg:height="0.508cm" svg:x="11.03cm" svg:y="7.569cm">
          <text:p/>
          <draw:enhanced-geometry svg:viewBox="0 0 21600 21600" draw:type="rectangle" draw:enhanced-path="M 0 0 L 21600 0 21600 21600 0 21600 0 0 Z N"/>
        </draw:custom-shape>
        <draw:custom-shape draw:style-name="gr4" draw:text-style-name="P14" draw:layer="layout" svg:width="1.016cm" svg:height="0.508cm" svg:x="11.03cm" svg:y="10.539cm">
          <text:p/>
          <draw:enhanced-geometry svg:viewBox="0 0 21600 21600" draw:type="rectangle" draw:enhanced-path="M 0 0 L 21600 0 21600 21600 0 21600 0 0 Z N"/>
        </draw:custom-shape>
        <draw:custom-shape draw:style-name="gr4" draw:text-style-name="P14" draw:layer="layout" svg:width="1.016cm" svg:height="0.508cm" svg:x="12.3cm" svg:y="6.769cm">
          <text:p/>
          <draw:enhanced-geometry svg:viewBox="0 0 21600 21600" draw:type="rectangle" draw:enhanced-path="M 0 0 L 21600 0 21600 21600 0 21600 0 0 Z N"/>
        </draw:custom-shape>
        <draw:custom-shape draw:style-name="gr4" draw:text-style-name="P14" draw:layer="layout" svg:width="1.016cm" svg:height="0.508cm" svg:x="13.57cm" svg:y="6.769cm">
          <text:p/>
          <draw:enhanced-geometry svg:viewBox="0 0 21600 21600" draw:type="rectangle" draw:enhanced-path="M 0 0 L 21600 0 21600 21600 0 21600 0 0 Z N"/>
        </draw:custom-shape>
        <draw:custom-shape draw:style-name="gr4" draw:text-style-name="P14" draw:layer="layout" svg:width="1.016cm" svg:height="0.508cm" svg:x="11.03cm" svg:y="9.739cm">
          <text:p/>
          <draw:enhanced-geometry svg:viewBox="0 0 21600 21600" draw:type="rectangle" draw:enhanced-path="M 0 0 L 21600 0 21600 21600 0 21600 0 0 Z N"/>
        </draw:custom-shape>
        <draw:custom-shape draw:style-name="gr4" draw:text-style-name="P14" draw:layer="layout" svg:width="1.016cm" svg:height="0.508cm" svg:x="12.3cm" svg:y="9.739cm">
          <text:p/>
          <draw:enhanced-geometry svg:viewBox="0 0 21600 21600" draw:type="rectangle" draw:enhanced-path="M 0 0 L 21600 0 21600 21600 0 21600 0 0 Z N"/>
        </draw:custom-shape>
        <draw:custom-shape draw:style-name="gr4" draw:text-style-name="P14" draw:layer="layout" svg:width="1.016cm" svg:height="0.508cm" svg:x="13.57cm" svg:y="9.739cm">
          <text:p/>
          <draw:enhanced-geometry svg:viewBox="0 0 21600 21600" draw:type="rectangle" draw:enhanced-path="M 0 0 L 21600 0 21600 21600 0 21600 0 0 Z N"/>
        </draw:custom-shape>
        <draw:custom-shape draw:style-name="gr8" draw:text-style-name="P18" draw:layer="layout" svg:width="0.254cm" svg:height="2.032cm" svg:x="7.9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2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5.666cm" svg:y="6.123cm">
          <draw:text-box>
            <text:p text:style-name="P19"><text:span text:style-name="T7">Map Stage</text:span></text:p>
          </draw:text-box>
        </draw:frame>
        <draw:frame draw:style-name="gr11" draw:text-style-name="P20" draw:layer="layout" svg:width="2.994cm" svg:height="1.927cm" svg:x="6.204cm" svg:y="9.63cm">
          <draw:text-box>
            <text:p text:style-name="P19"><text:span text:style-name="T7">Reduce Stage</text:span></text:p>
          </draw:text-box>
        </draw:frame>
        <draw:g>
          <draw:custom-shape draw:style-name="gr4" draw:text-style-name="P14" draw:layer="layout" svg:width="1.016cm" svg:height="0.508cm" svg:x="9.76cm" svg:y="5.969cm">
            <text:p/>
            <draw:enhanced-geometry svg:viewBox="0 0 21600 21600" draw:type="rectangle" draw:enhanced-path="M 0 0 L 21600 0 21600 21600 0 21600 0 0 Z N"/>
          </draw:custom-shape>
          <draw:custom-shape draw:style-name="gr4" draw:text-style-name="P14" draw:layer="layout" svg:width="1.016cm" svg:height="0.508cm" svg:x="11.03cm" svg:y="5.969cm">
            <text:p/>
            <draw:enhanced-geometry svg:viewBox="0 0 21600 21600" draw:type="rectangle" draw:enhanced-path="M 0 0 L 21600 0 21600 21600 0 21600 0 0 Z N"/>
          </draw:custom-shape>
          <draw:custom-shape draw:style-name="gr4" draw:text-style-name="P14" draw:layer="layout" svg:width="1.016cm" svg:height="0.508cm" svg:x="12.3cm" svg:y="5.969cm">
            <text:p/>
            <draw:enhanced-geometry svg:viewBox="0 0 21600 21600" draw:type="rectangle" draw:enhanced-path="M 0 0 L 21600 0 21600 21600 0 21600 0 0 Z N"/>
          </draw:custom-shape>
          <draw:custom-shape draw:style-name="gr4" draw:text-style-name="P14" draw:layer="layout" svg:width="1.016cm" svg:height="0.508cm" svg:x="8.478cm" svg:y="5.969cm">
            <text:p/>
            <draw:enhanced-geometry svg:viewBox="0 0 21600 21600" draw:type="rectangle" draw:enhanced-path="M 0 0 L 21600 0 21600 21600 0 21600 0 0 Z N"/>
          </draw:custom-shape>
        </draw:g>
        <draw:custom-shape draw:style-name="gr4" draw:text-style-name="P14" draw:layer="layout" svg:width="1.016cm" svg:height="0.508cm" svg:x="9.748cm" svg:y="7.569cm">
          <text:p/>
          <draw:enhanced-geometry svg:viewBox="0 0 21600 21600" draw:type="rectangle" draw:enhanced-path="M 0 0 L 21600 0 21600 21600 0 21600 0 0 Z N"/>
        </draw:custom-shape>
        <draw:custom-shape draw:style-name="gr22" draw:text-style-name="P23" draw:layer="layout" svg:width="7.874cm" svg:height="1.016cm" svg:x="7.4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20" draw:layer="layout" svg:width="6.858cm" svg:height="2.015cm" svg:x="0.362cm" svg:y="4.099cm">
          <draw:text-box>
            <text:p text:style-name="P19"><text:span text:style-name="T7">Dynamically growing/shrinking </text:span></text:p>
            <text:p text:style-name="P19"><text:span text:style-name="T7">compute cloud</text:span></text:p>
          </draw:text-box>
        </draw:frame>
        <draw:custom-shape draw:style-name="gr24" draw:text-style-name="P23" draw:layer="layout" svg:width="1.27cm" svg:height="1.27cm" svg:x="18.3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18.6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18.8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5" draw:text-style-name="P24" draw:layer="layout" svg:width="5.08cm" svg:height="1.727cm" svg:x="18.104cm" svg:y="10.619cm">
          <draw:text-box>
            <text:p text:style-name="P14"><text:span text:style-name="T7">Storage Service (e.g, S3, Redis)</text:span></text:p>
          </draw:text-box>
        </draw:frame>
        <draw:custom-shape draw:style-name="gr26" draw:text-style-name="P21" draw:layer="layout" svg:width="2.117cm" svg:height="0.508cm" svg:x="15.1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1" draw:layer="layout" svg:width="2.116cm" svg:height="0.508cm" svg:x="15.3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1" draw:layer="layout" svg:width="2.117cm" svg:height="0.508cm" svg:x="15.5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23" draw:layer="layout" svg:width="1.27cm" svg:height="1.27cm" svg:x="18.8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19.1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27cm" svg:height="1.27cm" svg:x="19.3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3" draw:layer="layout" svg:width="1.27cm" svg:height="1.27cm" svg:x="19.6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3" draw:layer="layout" svg:width="1.27cm" svg:height="1.27cm" svg:x="19.3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23" draw:layer="layout" svg:width="1.27cm" svg:height="1.27cm" svg:x="19.1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2" draw:layer="layout" svg:width="2.117cm" svg:height="0.508cm" svg:x="15.622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2.116cm" svg:height="0.508cm" svg:x="15.4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1" draw:layer="layout" svg:width="2.117cm" svg:height="0.508cm" svg:x="15.0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1" draw:layer="layout" svg:width="2.116cm" svg:height="0.508cm" svg:x="15.2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2" draw:layer="layout" svg:width="2.117cm" svg:height="0.508cm" svg:x="15.622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2.116cm" svg:height="0.508cm" svg:x="15.4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2" draw:layer="layout" svg:width="2.116cm" svg:height="0.508cm" svg:x="15.2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5" draw:layer="layout" svg:width="1.27cm" svg:height="0.92cm" svg:x="11.2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2" draw:text-style-name="P20" draw:layer="layout" svg:width="2.994cm" svg:height="0.911cm" svg:x="8.09cm" svg:y="8.387cm">
          <draw:text-box>
            <text:p text:style-name="P19"><text:span text:style-name="T7">Shuffle</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6"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3"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4"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3"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35"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text:span><text:span text:style-name="T5">at </text:span><text:span text:style-name="T5">abo</text:span><text:span text:style-name="T5">ut </text:span><text:span text:style-name="T5">oth</text:span><text:span text:style-name="T5">er </text:span><text:span text:style-name="T5">wor</text:span><text:span text:style-name="T5">klo</text:span><text:span text:style-name="T5">ads</text:span><text:span text:style-name="T5">?</text:span></text:p>
          </draw:text-box>
        </draw:frame>
        <draw:frame draw:style-name="gr33" draw:text-style-name="P14" draw:layer="layout" svg:width="12.101cm" svg:height="6.702cm" svg:x="6.534cm" svg:y="3.513cm">
          <loext:p/>
          <draw:object xlink:href="./Object 4" xlink:type="simple" xlink:show="embed" xlink:actuate="onLoad"/>
          <draw:image xlink:href="./ObjectReplacements/Object 4" xlink:type="simple" xlink:show="embed" xlink:actuate="onLoad"/>
        </draw:frame>
        <draw:custom-shape draw:style-name="gr35"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2: Workloads</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Different Workloads </text:span></text:p>
          </draw:text-box>
        </draw:frame>
        <draw:frame draw:style-name="gr33"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35"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Different Workloads </text:span></text:p>
          </draw:text-box>
        </draw:frame>
        <draw:custom-shape draw:style-name="gr35"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8">Microservices</text:span></text:p>
              </table:table-cell>
              <table:table-cell>
                <text:p><text:span text:style-name="T8">Workflows</text:span></text:p>
              </table:table-cell>
              <table:table-cell>
                <text:p><text:span text:style-name="T8">MapReduce</text:span></text:p>
              </table:table-cell>
              <table:table-cell>
                <text:p>SQL</text:p>
              </table:table-cell>
              <table:table-cell>
                <text:p><text:span text:style-name="T8">ML</text:span></text:p>
              </table:table-cell>
            </table:table-row>
            <table:table-row table:style-name="ro2" table:default-cell-style-name="gray2">
              <table:table-cell>
                <text:p><text:span text:style-name="T8">AWS λ, Google CF, Azure F</text:span></text:p>
              </table:table-cell>
              <table:table-cell/>
              <table:table-cell/>
              <table:table-cell/>
              <table:table-cell/>
              <table:table-cell/>
            </table:table-row>
            <table:table-row table:style-name="ro1" table:default-cell-style-name="gray1">
              <table:table-cell>
                <text:p><text:span text:style-name="T8">AWS λ + AWS StepFunction</text:span></text:p>
              </table:table-cell>
              <table:table-cell/>
              <table:table-cell/>
              <table:table-cell/>
              <table:table-cell/>
              <table:table-cell/>
            </table:table-row>
            <table:table-row table:style-name="ro2" table:default-cell-style-name="gray2">
              <table:table-cell>
                <text:p><text:span text:style-name="T8">PyWren</text:span></text:p>
              </table:table-cell>
              <table:table-cell/>
              <table:table-cell/>
              <table:table-cell/>
              <table:table-cell/>
              <table:table-cell/>
            </table:table-row>
            <table:table-row table:style-name="ro3" table:default-cell-style-name="gray1">
              <table:table-cell>
                <text:p><text:span text:style-name="T8">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ackup</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emplate Tite</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36"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37" draw:text-style-name="P26"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E269143C9C6851D8.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text:span><text:span text:style-name="MT2">Your </text:span><text:span text:style-name="MT2">Present</text:span><text:span text:style-name="MT2">ation</text:span><text:span text:style-name="MT2"><text:line-break/></text:span><text:span text:style-name="MT2">Goes </text:span><text:span text:style-name="MT2">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text:span><text:span text:style-name="MT3">edit </text:span><text:span text:style-name="MT3">Master </text:span><text:span text:style-name="MT3">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text:span><text:span text:style-name="MT8">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08</meta:editing-cycles>
    <meta:creation-date>2018-05-14T13:01:55.594807701</meta:creation-date>
    <dc:date>2018-05-17T14:03:31.892518184</dc:date>
    <meta:editing-duration>PT10H44M48S</meta:editing-duration>
    <meta:generator>LibreOffice/5.1.6.2$Linux_X86_64 LibreOffice_project/10m0$Build-2</meta:generator>
    <meta:document-statistic meta:object-count="35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